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1E02C8A069F.png"/>
  <manifest:file-entry manifest:media-type="image/png" manifest:full-path="Pictures/1000000000000140000001E0E0E66B1F.png"/>
  <manifest:file-entry manifest:media-type="image/png" manifest:full-path="Pictures/1000000000000140000001E057F3E170.png"/>
  <manifest:file-entry manifest:media-type="image/png" manifest:full-path="Pictures/1000000000000140000001E074AE56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02cm" svg:y="0.097cm" svg:width="8.467cm" svg:height="12.7cm" draw:z-index="0"><draw:image xlink:href="Pictures/1000000000000140000001E074AE5617.png" xlink:type="simple" xlink:show="embed" xlink:actuate="onLoad"/></draw:frame><draw:frame draw:style-name="fr2" draw:name="graphics2" text:anchor-type="paragraph" svg:x="10.5cm" svg:y="0.019cm" svg:width="8.467cm" svg:height="12.7cm" draw:z-index="1"><draw:image xlink:href="Pictures/1000000000000140000001E057F3E170.png" xlink:type="simple" xlink:show="embed" xlink:actuate="onLoad"/></draw:frame><draw:frame draw:style-name="fr2" draw:name="graphics3" text:anchor-type="paragraph" svg:x="0.023cm" svg:y="14.967cm" svg:width="8.467cm" svg:height="12.7cm" draw:z-index="2"><draw:image xlink:href="Pictures/1000000000000140000001E0E0E66B1F.png" xlink:type="simple" xlink:show="embed" xlink:actuate="onLoad"/></draw:frame><draw:frame draw:style-name="fr2" draw:name="graphics4" text:anchor-type="paragraph" svg:x="10.467cm" svg:y="14.945cm" svg:width="8.467cm" svg:height="12.7cm" draw:z-index="3"><draw:image xlink:href="Pictures/1000000000000140000001E02C8A06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ktor Bresan</meta:initial-creator>
    <meta:creation-date>2010-06-23T16:20:16.50</meta:creation-date>
    <dc:date>2010-06-23T17:28:44.17</dc:date>
    <dc:creator>Viktor Bresan</dc:creator>
    <meta:editing-duration>PT01H08M27S</meta:editing-duration>
    <meta:editing-cycles>2</meta:editing-cycles>
    <meta:generator>OpenOffice.org/3.0$Win32 OpenOffice.org_project/300m15$Build-9379</meta:generator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